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fef3"/>
    </style:style>
    <style:style style:name="P3" style:family="paragraph" style:parent-style-name="Standard">
      <style:paragraph-properties fo:text-align="start" style:justify-single-word="false"/>
      <style:text-properties officeooo:paragraph-rsid="001cfef3"/>
    </style:style>
    <style:style style:name="P4" style:family="paragraph" style:parent-style-name="Standard">
      <style:paragraph-properties fo:text-align="center" style:justify-single-word="false"/>
      <style:text-properties officeooo:paragraph-rsid="001cfef3"/>
    </style:style>
    <style:style style:name="P5" style:family="paragraph" style:parent-style-name="Standard">
      <style:paragraph-properties fo:text-align="center" style:justify-single-word="false"/>
      <style:text-properties style:text-position="0% 100%" officeooo:paragraph-rsid="001cfef3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cfef3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cfef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cfef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dc2f0"/>
    </style:style>
    <style:style style:name="T5" style:family="text">
      <style:text-properties officeooo:rsid="000c822f"/>
    </style:style>
    <style:style style:name="T6" style:family="text">
      <style:text-properties officeooo:rsid="001dc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2.04" style:data-style-name="N0">2.04</text:variable-set>: The Kinematic Equations</text:p>
      <text:p text:style-name="P5"/>
      <text:list xml:id="list5641142830063553736" text:style-name="L1">
        <text:list-item>
          <text:p text:style-name="P2"><text:span text:style-name="T3">You are in a plane that is taking off. <text:s/>It stars from a stop and accelerates at a rate of 5 m/s</text:span><text:span text:style-name="T1">2</text:span><text:span text:style-name="T3"> until it leaves the ground </text:span><text:span text:style-name="T4">5</text:span><text:span text:style-name="T3">7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7"/>
      <text:p text:style-name="P7"/>
      <text:p text:style-name="P7"/>
      <text:list xml:id="list72451408998346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2451215627601" text:continue-numbering="true" text:style-name="L1">
        <text:list-item>
          <text:p text:style-name="P2"><text:span text:style-name="T3">A cart is rolling down an inclined plane, and accelerates from rest at a constant rate of 0.</text:span><text:span text:style-name="T4">6</text:span><text:span text:style-name="T3"> m/s</text:span><text:span text:style-name="T1">2</text:span><text:span text:style-name="T3">. </text:span></text:p>
          <text:list>
            <text:list-item>
              <text:p text:style-name="P6">How far will the cart travel in <text:span text:style-name="T6">1</text:span>.75 second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451627482974" text:continue-numbering="true" text:style-name="L1">
        <text:list-item>
          <text:list>
            <text:list-item>
              <text:p text:style-name="P6">What is the final velocity of the cart after <text:span text:style-name="T6">1</text:span>.75 seconds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450978439869" text:continue-numbering="true" text:style-name="L1">
        <text:list-item>
          <text:p text:style-name="P6"><text:s/>A major league pitcher can cause a baseball to go from 0 m/s to <text:span text:style-name="T6">38</text:span> m/s over the distance of 1.<text:span text:style-name="T6">1</text:span>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2451738496396" text:continue-numbering="true" text:style-name="L1">
        <text:list-item>
          <text:list>
            <text:list-item>
              <text:p text:style-name="P6">How long does it take the pitcher to throw the ball <text:span text:style-name="T5">(</text:span>from when he <text:span text:style-name="T5">starts to throw</text:span> until the ball leaves his hand<text:span text:style-name="T5">)?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2449909589267" text:continue-numbering="true" text:style-name="L1">
        <text:list-item>
          <text:p text:style-name="P2"><text:soft-page-break/><text:span text:style-name="T3">The Space Shuttle Discovery begins its final launch from Cape Canaveral, Florida. <text:s/>At t=0s, the main engines start, and Discovery climbs toward the sky. <text:s/></text:span><text:span text:style-name="T4">9</text:span><text:span text:style-name="T3"> minutes later, Discovery is traveling 7.</text:span><text:span text:style-name="T4">7</text:span><text:span text:style-name="T3">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450347138582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2450315630642" text:continue-numbering="true" text:style-name="L1">
        <text:list-item>
          <text:p text:style-name="P6"><text:s/><text:span text:style-name="T5">Kirk and McCoy step off the edge of a 42-m high cliff on an alien planet. <text:s/>If gravity causes them to accelerate at 1.3 m/s</text:span><text:span text:style-name="T2">2</text:span><text:span text:style-name="T5">,</text:span></text:p>
          <text:list>
            <text:list-item>
              <text:p text:style-name="P8">What is their speed when they hit the water below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451062581150" text:continue-numbering="true" text:style-name="L1">
        <text:list-item>
          <text:list>
            <text:list-item>
              <text:p text:style-name="P8">How long are they falling toward the water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2450103608608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<text:span text:style-name="T6">2</text:span> m/s<text:span text:style-name="T1">2</text:span>. <text:s/>If the man can run at a speed of 1<text:span text:style-name="T6">1</text:span> m/s, what is the longest amount of time he can spend reading his text message and still catch the stroller?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3-11-05T07:24:49.763198280" text:date-adjust="PT24H00M00S">11/06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0.738846911</meta:creation-date>
    <meta:editing-duration>PT1M13S</meta:editing-duration>
    <meta:editing-cycles>3</meta:editing-cycles>
    <meta:generator>LibreOffice/4.1.2.3$Linux_X86_64 LibreOffice_project/410$Build-3</meta:generator>
    <meta:initial-creator>Jonas Williamson</meta:initial-creator>
    <dc:date>2013-11-05T07:24:49.733501742</dc:date>
    <dc:creator>Jonas Williamson</dc:creator>
    <meta:document-statistic meta:table-count="0" meta:image-count="2" meta:object-count="0" meta:page-count="2" meta:paragraph-count="19" meta:word-count="332" meta:character-count="1747" meta:non-whitespace-character-count="1401"/>
  </office:meta>
</office:document-meta>
</file>